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sionEdge.get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sionEdge.getIm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sionEdge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sionEdge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sionEdge.ImageConversionEdge( Image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